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 style:parent-style-name="Normal">
      <style:paragraph-properties fo:text-align="justify"/>
    </style:style>
  </office:automatic-styles>
  <office:body>
    <office:text>
      <text:p text:style-name="Normal">•••</text:p>
      <text:p text:style-name="Normal">Checklist template no. 1</text:p>
      <text:p text:style-name="Normal">Effective 28/12/25, duration planned for at least 3 months.</text:p>
      <text:p text:style-name="Normal"/>
      <text:p text:style-name="Normal">+ [] Remembered my name</text:p>
      <text:p text:style-name="Normal">Morning</text:p>
      <text:p text:style-name="P1">+ [] Woke up at 7</text:p>
      <text:p text:style-name="P1">+ [] Wrote</text:p>
      <text:p text:style-name="P1">+ [] Cultivated awareness and cold-bloodedness</text:p>
      <text:p text:style-name="P1">+ [] Demonstrated discipline</text:p>
      <text:p text:style-name="P1">+ [] Demonstrated willpower and the will to win</text:p>
      <text:p text:style-name="P1">- [] Was tired or unmotivated</text:p>
      <text:p text:style-name="P1">Noon|afternoon</text:p>
      <text:p text:style-name="P1">+ [] Cultivated awareness and cold-bloodedness</text:p>
      <text:p text:style-name="P1">+ [] Demonstrated discipline</text:p>
      <text:p text:style-name="P1">+ [] Demonstrated willpower and the will to win</text:p>
      <text:p text:style-name="P1">+ [] Worked out and meditated</text:p>
      <text:p text:style-name="P1">+ [] Began studying at 15</text:p>
      <text:p text:style-name="P1">+ [] Worked on thesis effectively</text:p>
      <text:p text:style-name="P1">+ [] Worked on DMA U2 effectively</text:p>
      <text:p text:style-name="P1">- [] Was tired or unmotivated</text:p>
      <text:p text:style-name="P1">Evening</text:p>
      <text:p text:style-name="P1">+ [] Cultivated awareness and cold-bloodedness</text:p>
      <text:p text:style-name="P1">+ [] Demonstrated discipline</text:p>
      <text:p text:style-name="P1">+ [] Demonstrated willpower and the will to win</text:p>
      <text:p text:style-name="P1">+ [] To bed by 22</text:p>
      <text:p text:style-name="P1">+ [] Didn’t fuck up</text:p>
      <text:p text:style-name="P1">- [] Was tired or unmotivat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